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e3e" officeooo:paragraph-rsid="0017ce3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ce3e" officeooo:paragraph-rsid="0017ce3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201140" officeooo:paragraph-rsid="00201140"/>
    </style:style>
    <style:style style:name="P4" style:family="paragraph" style:parent-style-name="Standard">
      <style:text-properties officeooo:rsid="00201140" officeooo:paragraph-rsid="00201140"/>
    </style:style>
    <style:style style:name="P5" style:family="paragraph" style:parent-style-name="Standard">
      <style:text-properties officeooo:rsid="001af462" officeooo:paragraph-rsid="001dab94"/>
    </style:style>
    <style:style style:name="P6" style:family="paragraph" style:parent-style-name="Standard">
      <style:text-properties officeooo:rsid="001af462" officeooo:paragraph-rsid="00201140"/>
    </style:style>
    <style:style style:name="P7" style:family="paragraph" style:parent-style-name="Standard">
      <style:text-properties style:text-underline-style="solid" style:text-underline-width="auto" style:text-underline-color="font-color" officeooo:rsid="001af462" officeooo:paragraph-rsid="001dab94"/>
    </style:style>
    <style:style style:name="P8" style:family="paragraph" style:parent-style-name="Standard">
      <style:text-properties fo:font-weight="bold" officeooo:rsid="00201140" officeooo:paragraph-rsid="00201140" style:font-weight-asian="bold" style:font-weight-complex="bold"/>
    </style:style>
    <style:style style:name="P9" style:family="paragraph" style:parent-style-name="Standard">
      <style:text-properties fo:font-weight="bold" officeooo:rsid="001af462" officeooo:paragraph-rsid="00201140" style:font-weight-asian="bold" style:font-weight-complex="bold"/>
    </style:style>
    <style:style style:name="T1" style:family="text">
      <style:text-properties officeooo:rsid="001af462"/>
    </style:style>
    <style:style style:name="T2" style:family="text">
      <style:text-properties officeooo:rsid="001bde97"/>
    </style:style>
    <style:style style:name="T3" style:family="text">
      <style:text-properties officeooo:rsid="0020114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0c7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<text:span text:style-name="T2">ompte-rendu</text:span> Projet <text:span text:style-name="T2">L</text:span>ong</text:p>
      <text:p text:style-name="P3">8 mars 2022</text:p>
      <text:p text:style-name="P1"/>
      <text:p text:style-name="P5"/>
      <text:p text:style-name="P8">K-means</text:p>
      <text:p text:style-name="P4">Pour les couleurs des mains, <text:span text:style-name="T1">RGB peu utile.</text:span></text:p>
      <text:p text:style-name="P6"><text:span text:style-name="T3">Peut-être </text:span>HSV plutôt en utilisant <text:span text:style-name="T3">la composante Hue.</text:span></text:p>
      <text:p text:style-name="P6"><text:span text:style-name="T3">U</text:span>n seul cluster <text:span text:style-name="T3">pourrait</text:span> alors <text:span text:style-name="T3">être </text:span>suffisant sur H.</text:p>
      <text:p text:style-name="P6"/>
      <text:p text:style-name="P5">Faire apparaître les points sur un graphique pour voir.</text:p>
      <text:p text:style-name="P5">Ou alors utiliser une forme plus simple qu’une bulle (un polygone).</text:p>
      <text:p text:style-name="P7">Faire une démo pour la prochaine fois<text:span text:style-name="T4"> </text:span><text:span text:style-name="T5">(sur la couleur et les signes)</text:span></text:p>
      <text:p text:style-name="P5"/>
      <text:p text:style-name="P5"/>
      <text:p text:style-name="P9"><text:span text:style-name="T3">T</text:span>ests formel<text:span text:style-name="T3">s</text:span></text:p>
      <text:p text:style-name="P6"><text:span text:style-name="T3">A</text:span>ppliquer <text:span text:style-name="T3">l’algo </text:span>à une image en RGB et HSV</text:p>
      <text:p text:style-name="P5">et comparer avec une image détourée pour voir le pourcentage de match.</text:p>
      <text:p text:style-name="P5"/>
      <text:p text:style-name="P5"><text:span text:style-name="T3">Remarque : </text:span>plus grave d’enlever un bout <text:span text:style-name="T3">de main</text:span> que d’en laisser en trop.</text:p>
      <text:p text:style-name="P5"/>
      <text:p text:style-name="P5"/>
      <text:p text:style-name="P8">Autre</text:p>
      <text:p text:style-name="P5">Enlever le fichier pdf puisque généré</text:p>
      <text:p text:style-name="P5"/>
      <text:p text:style-name="P5">Avec une banque de données, faire un make pour télécharger (donc juste un lien et pas la BDD elle même <text:span text:style-name="T3">dans git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4T13:38:41.483000000</meta:creation-date>
    <dc:date>2022-03-08T11:22:00.824000000</dc:date>
    <meta:editing-duration>PT29M24S</meta:editing-duration>
    <meta:editing-cycles>10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16" meta:word-count="131" meta:character-count="731" meta:non-whitespace-character-count="616"/>
  </office:meta>
</office:document-meta>
</file>